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A6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6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Heading">
      <style:text-properties officeooo:rsid="0001b90b" officeooo:paragraph-rsid="0001b90b"/>
    </style:style>
    <style:style style:name="P2" style:family="paragraph" style:parent-style-name="Heading">
      <style:text-properties officeooo:rsid="0004ac76" officeooo:paragraph-rsid="0004ac76"/>
    </style:style>
    <style:style style:name="P3" style:family="paragraph" style:parent-style-name="Standard">
      <style:text-properties officeooo:rsid="0004ac76" officeooo:paragraph-rsid="0004ac76"/>
    </style:style>
    <style:style style:name="P4" style:family="paragraph" style:parent-style-name="Standard">
      <style:text-properties officeooo:rsid="00064de3" officeooo:paragraph-rsid="00064de3"/>
    </style:style>
    <style:style style:name="P5" style:family="paragraph" style:parent-style-name="Standard">
      <style:text-properties officeooo:rsid="000bd703" officeooo:paragraph-rsid="000d9788"/>
    </style:style>
    <style:style style:name="P6" style:family="paragraph" style:parent-style-name="Standard">
      <style:text-properties officeooo:rsid="0011bc5f" officeooo:paragraph-rsid="0011bc5f"/>
    </style:style>
    <style:style style:name="P7" style:family="paragraph" style:parent-style-name="Standard">
      <style:text-properties officeooo:rsid="00130c71" officeooo:paragraph-rsid="00130c71"/>
    </style:style>
    <style:style style:name="P8" style:family="paragraph" style:parent-style-name="Standard">
      <style:text-properties officeooo:paragraph-rsid="0013776e"/>
    </style:style>
    <style:style style:name="P9" style:family="paragraph" style:parent-style-name="Standard">
      <style:text-properties officeooo:rsid="0013776e" officeooo:paragraph-rsid="0013776e"/>
    </style:style>
    <style:style style:name="P10" style:family="paragraph" style:parent-style-name="Subtitle">
      <style:text-properties officeooo:rsid="00015fa8" officeooo:paragraph-rsid="00015fa8"/>
    </style:style>
    <style:style style:name="P11" style:family="paragraph" style:parent-style-name="Text_20_body">
      <style:text-properties officeooo:rsid="00015fa8" officeooo:paragraph-rsid="0001b90b"/>
    </style:style>
    <style:style style:name="P12" style:family="paragraph" style:parent-style-name="Text_20_body">
      <style:text-properties officeooo:rsid="0001b90b" officeooo:paragraph-rsid="0001b90b"/>
    </style:style>
    <style:style style:name="P13" style:family="paragraph" style:parent-style-name="Text_20_body">
      <style:text-properties officeooo:rsid="000adc7b" officeooo:paragraph-rsid="000adc7b"/>
    </style:style>
    <style:style style:name="P14" style:family="paragraph" style:parent-style-name="Title">
      <style:text-properties officeooo:rsid="000adc7b" officeooo:paragraph-rsid="000adc7b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776e" officeooo:paragraph-rsid="0013776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Heading_20_1">
      <style:text-properties officeooo:rsid="0011bc5f" officeooo:paragraph-rsid="0011bc5f"/>
    </style:style>
    <style:style style:name="P18" style:family="paragraph" style:parent-style-name="Heading_20_1">
      <style:text-properties officeooo:rsid="00130c71" officeooo:paragraph-rsid="00130c71"/>
    </style:style>
    <style:style style:name="P19" style:family="paragraph" style:parent-style-name="Heading_20_1">
      <style:text-properties officeooo:rsid="0004ac76" officeooo:paragraph-rsid="0004ac76"/>
    </style:style>
    <style:style style:name="P20" style:family="paragraph" style:parent-style-name="Heading_20_2">
      <style:text-properties officeooo:rsid="0013776e" officeooo:paragraph-rsid="0013776e"/>
    </style:style>
    <style:style style:name="P21" style:family="paragraph" style:parent-style-name="Standard" style:list-style-name="L1">
      <style:text-properties officeooo:rsid="0013776e" officeooo:paragraph-rsid="0013776e"/>
    </style:style>
    <style:style style:name="P22" style:family="paragraph" style:parent-style-name="Standard" style:list-style-name="L2">
      <style:text-properties officeooo:rsid="0013776e" officeooo:paragraph-rsid="0013776e"/>
    </style:style>
    <style:style style:name="P23" style:family="paragraph" style:parent-style-name="Standard">
      <style:text-properties officeooo:paragraph-rsid="0013776e"/>
    </style:style>
    <style:style style:name="P24" style:family="paragraph" style:parent-style-name="Standard">
      <style:text-properties officeooo:rsid="001974c1" officeooo:paragraph-rsid="001974c1"/>
    </style:style>
    <style:style style:name="P25" style:family="paragraph" style:parent-style-name="Standard">
      <style:text-properties officeooo:paragraph-rsid="001b2d29"/>
    </style:style>
    <style:style style:name="P26" style:family="paragraph" style:parent-style-name="Standard" style:list-style-name="L3">
      <style:text-properties officeooo:paragraph-rsid="001b2d29"/>
    </style:style>
    <style:style style:name="P27" style:family="paragraph" style:parent-style-name="Standard">
      <style:text-properties officeooo:rsid="001cff98" officeooo:paragraph-rsid="001cff98"/>
    </style:style>
    <style:style style:name="P28" style:family="paragraph" style:parent-style-name="Standard">
      <style:text-properties officeooo:rsid="001d1cba" officeooo:paragraph-rsid="001d1cba"/>
    </style:style>
    <style:style style:name="P29" style:family="paragraph" style:parent-style-name="Standard">
      <style:text-properties officeooo:paragraph-rsid="001d1cba"/>
    </style:style>
    <style:style style:name="T1" style:family="text">
      <style:text-properties officeooo:rsid="000adc7b"/>
    </style:style>
    <style:style style:name="T2" style:family="text">
      <style:text-properties officeooo:rsid="000d9788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3776e" fo:background-color="#ffff00" loext:char-shading-value="0"/>
    </style:style>
    <style:style style:name="T5" style:family="text">
      <style:text-properties officeooo:rsid="0014a46d" fo:background-color="#ffff00" loext:char-shading-value="0"/>
    </style:style>
    <style:style style:name="T6" style:family="text">
      <style:text-properties officeooo:rsid="001974c1" fo:background-color="#ffff00" loext:char-shading-value="0"/>
    </style:style>
    <style:style style:name="T7" style:family="text">
      <style:text-properties officeooo:rsid="001cff98" fo:background-color="#ffff00" loext:char-shading-value="0"/>
    </style:style>
    <style:style style:name="T8" style:family="text">
      <style:text-properties officeooo:rsid="001d1cba" fo:background-color="#ffff00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130c71"/>
    </style:style>
    <style:style style:name="T11" style:family="text">
      <style:text-properties officeooo:rsid="001b2d29"/>
    </style:style>
    <style:style style:name="T12" style:family="text">
      <style:text-properties officeooo:rsid="001cff98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cff98" style:font-style-asian="normal" style:font-style-complex="normal"/>
    </style:style>
    <style:style style:name="T16" style:family="text">
      <style:text-properties fo:font-style="normal" officeooo:rsid="001d3e15" style:font-style-asian="normal" style:font-style-complex="normal"/>
    </style:style>
    <style:style style:name="T17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8" style:family="text">
      <style:text-properties fo:font-style="normal" officeooo:rsid="001d3e15" fo:background-color="#ffff00" loext:char-shading-value="0" style:font-style-asian="normal" style:font-style-complex="normal"/>
    </style:style>
    <style:style style:name="T19" style:family="text">
      <style:text-properties fo:font-style="normal" officeooo:rsid="001d3e15" fo:background-color="#ffff00" loext:char-shading-value="0" style:font-style-asian="normal" style:font-style-complex="normal"/>
    </style:style>
    <style:style style:name="T20" style:family="text">
      <style:text-properties officeooo:rsid="001d1cba"/>
    </style:style>
    <style:style style:name="T2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1d1cba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officeooo:rsid="001d1c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Trabalho Prático de Inteligência Artificial</text:p>
      <text:p text:style-name="P10">Licenciatura em Engenharia Informática</text:p>
      <text:p text:style-name="P11">Universidade do Minho</text:p>
      <text:p text:style-name="P13">Inteligência Artificial</text:p>
      <text:p text:style-name="P12">Grupo <text:span text:style-name="T1">19</text:span></text:p>
      <text:p text:style-name="P12">2021/2022</text:p>
      <text:p text:style-name="P1">Abstract</text:p>
      <text:p text:style-name="P5">Este documento procura descrever as tarefas desenvolvidas no âmbito da 2ª Fase do trabalho prático da Unidade Curricular de Inteligência Artificial. O trabalho tem como tema “Métodos de Resolução de Problemas e de Procura”. Na primeira fase, <text:span text:style-name="T2">pretende-se que seja desenvolvido um sistema de representação de conhecimento e raciocínio com capacidade para caracterizar um universo de discurso na área da logística de distribuição de encomendas. Na fase atual (2ª), pretende-se que o sistema anterior seja atualizado de modo a incorporar um sistema de recomendação de circuitos de entrega de encomendas.</text:span></text:p>
      <text:list xml:id="list4119784290" text:style-name="Numbering_20_123">
        <text:list-item>
          <text:h text:style-name="P17" text:outline-level="1">Objetivos</text:h>
        </text:list-item>
      </text:list>
      <text:p text:style-name="P6">Este documento tem como propósito descrever detalhadamente as particularidades da nossa so<text:span text:style-name="T9">lução para o problema proposto. Como tal, iremos começar por descrever o processo de formulação de problemas utilizado, incluindo a representação do estado do sistema. </text:span>De seguida apresentamos <text:span text:style-name="T10">um</text:span>a <text:span text:style-name="T10">explicação</text:span> <text:span text:style-name="T10">detalhada </text:span>das estratégias de procura utilizadas <text:span text:style-name="T10">(informada e não informada)</text:span> <text:span text:style-name="T10">pel</text:span>o sistema. Posteriormente, <text:span text:style-name="T10">complementamos a nossa solução com uma análise comparativa entre as diferentes estratégias de procura implementadas e, finalmente, concluímos o relatório com alguns comentários acerca do trabalho.</text:span></text:p>
      <text:list xml:id="list110936559098332" text:continue-numbering="true" text:style-name="Numbering_20_123">
        <text:list-item>
          <text:h text:style-name="P18" text:outline-level="1">Formulação do Problema</text:h>
        </text:list-item>
      </text:list>
      <text:p text:style-name="P25"><text:span text:style-name="T11">A f</text:span>ormulação do problema como um problema de pesquisa <text:span text:style-name="T11">parte da descrição dos seguintes componentes:</text:span></text:p>
      <text:list xml:id="list157220827" text:style-name="L3">
        <text:list-item>
          <text:p text:style-name="P26"><text:span text:style-name="T11">R</text:span>epresentação do estado inicial (atual)</text:p>
        </text:list-item>
        <text:list-item>
          <text:p text:style-name="P26"><text:span text:style-name="T11">Representação do e</text:span>stado objetivo</text:p>
        </text:list-item>
        <text:list-item>
          <text:p text:style-name="P26"><text:span text:style-name="T11">Descrição dos </text:span>operadores (nome, pré-condições, efeitos)</text:p>
        </text:list-item>
        <text:list-item>
          <text:p text:style-name="P26"><text:span text:style-name="T11">C</text:span>usto da solução;</text:p>
        </text:list-item>
      </text:list>
      <text:p text:style-name="Standard"/>
      <text:p text:style-name="P27">Sendo este um problema de procura, o estafeta tem de executar uma série de ações que o levem do estado inicial ao estado objetivo (final).</text:p>
      <text:p text:style-name="P27"><text:soft-page-break/><text:span text:style-name="T21">Estado Inicial</text:span>: Centro de distribuição <text:span text:style-name="T13">Green Distribution</text:span><text:span text:style-name="T14">, com encomendas para entregar.</text:span></text:p>
      <text:p text:style-name="P27"><text:span text:style-name="T21">Estado Objetivo</text:span>: Centro de distribuição <text:span text:style-name="T13">Green Distribution</text:span>, sem encomendas para entregar.</text:p>
      <text:p text:style-name="P27"/>
      <text:p text:style-name="P27">Para que um estafeta transite entre estados deverá deslocar-se entre as cidades representadas na base de conhecimento.</text:p>
      <text:p text:style-name="P28"><text:span text:style-name="T21">Operador</text:span>: <text:span text:style-name="T13">move</text:span><text:span text:style-name="T14"> &lt;</text:span><text:span text:style-name="T19">não sei se lhe chamo move ou já tem nome para isto</text:span><text:span text:style-name="T14">&gt;</text:span></text:p>
      <text:p text:style-name="P28"><text:span text:style-name="T17">Argumentos do Operador</text:span><text:span text:style-name="T14">: dois locais, p.ex, Aveiro e Beja.</text:span></text:p>
      <text:p text:style-name="P28"><text:span text:style-name="T21">Pré-Condição</text:span>: <text:span text:style-name="T14">No caso particular da nossa implementação, um caminho é representado pelo predicado </text:span><text:span text:style-name="T13">mapa</text:span><text:span text:style-name="T14">(local_A, local_B, distância). O predicado </text:span><text:span text:style-name="T13">move</text:span><text:span text:style-name="T14">(Aveiro, Beja) é válido se e só se existir, na base de conhecimento, um</text:span><text:span text:style-name="T15">a representação de um caminho d</text:span><text:span text:style-name="T14">e Aveiro para Beja, ou seja, se existir </text:span><text:span text:style-name="T13">mapa</text:span><text:span text:style-name="T14">(Aveiro, Beja, _). Da mesma forma, o predicado é válido se e só se o Estado Atual for “Aveiro”. O Estado Final, após realizar a operação </text:span><text:span text:style-name="T13">move</text:span><text:span text:style-name="T14"> é “Beja”.</text:span></text:p>
      <text:p text:style-name="P29"><text:span text:style-name="T22">Custo da solução</text:span><text:span text:style-name="T20">:</text:span><text:span text:style-name="T12"> </text:span>&lt;<text:span text:style-name="T8">que tá dizer?</text:span>&gt;</text:p>
      <text:list xml:id="list110936966431146" text:continue-list="list110936559098332" text:style-name="Numbering_20_123">
        <text:list-item>
          <text:h text:style-name="P18" text:outline-level="1">Estratégias de Procura Implementadas</text:h>
        </text:list-item>
      </text:list>
      <text:p text:style-name="P7">&lt;<text:span text:style-name="T4">geral</text:span>&gt;</text:p>
      <text:p text:style-name="P7">&lt;<text:span text:style-name="T5">dividir os algoritmos em subcapítulos – usar heading 3</text:span>&gt;</text:p>
      <text:list xml:id="list110937178812590" text:continue-numbering="true" text:style-name="Numbering_20_123">
        <text:list-item>
          <text:list>
            <text:list-item>
              <text:h text:style-name="P20" text:outline-level="2">Procura Não Informada</text:h>
            </text:list-item>
          </text:list>
        </text:list-item>
      </text:list>
      <text:p text:style-name="P8">&lt;<text:span text:style-name="T4">como funciona</text:span>&gt;</text:p>
      <text:p text:style-name="P8">&lt;<text:span text:style-name="T4">quando se aplica</text:span>&gt;</text:p>
      <text:p text:style-name="P8">&lt;<text:span text:style-name="T4">complexidade temporal e espacial</text:span>&gt;</text:p>
      <text:p text:style-name="P24"/>
      <text:list xml:id="list3803705508" text:style-name="L1">
        <text:list-item>
          <text:p text:style-name="P21">DFS</text:p>
        </text:list-item>
        <text:list-item>
          <text:p text:style-name="P21">BFS</text:p>
        </text:list-item>
        <text:list-item>
          <text:p text:style-name="P21">Busca iterativa limitada em profundidade</text:p>
        </text:list-item>
      </text:list>
      <text:list xml:id="list110936505535197" text:continue-list="list110937178812590" text:style-name="Numbering_20_123">
        <text:list-item>
          <text:list>
            <text:list-item>
              <text:h text:style-name="P20" text:outline-level="2">Procura Informada</text:h>
            </text:list-item>
          </text:list>
        </text:list-item>
      </text:list>
      <text:p text:style-name="P8">&lt;<text:span text:style-name="T4">como funciona</text:span>&gt;</text:p>
      <text:p text:style-name="P8">&lt;<text:span text:style-name="T4">como/quando se aplica</text:span>&gt;</text:p>
      <text:p text:style-name="P8">&lt;<text:span text:style-name="T4">heurística utilizada na nossa solução</text:span>&gt;</text:p>
      <text:p text:style-name="P8">&lt;<text:span text:style-name="T4">justificar heurística</text:span>&gt;</text:p>
      <text:list xml:id="list2456267638" text:style-name="L2">
        <text:list-item>
          <text:p text:style-name="P22">gulosa</text:p>
        </text:list-item>
        <text:list-item>
          <text:p text:style-name="P22">A estrela</text:p>
        </text:list-item>
      </text:list>
      <text:list xml:id="list110936699408816" text:continue-list="list110936505535197" text:style-name="Numbering_20_123">
        <text:list-item>
          <text:h text:style-name="P18" text:outline-level="1">Resultados</text:h>
        </text:list-item>
      </text:list>
      <text:p text:style-name="P9">&lt;<text:span text:style-name="T3">Preencher tabela</text:span>&gt;</text:p>
      <text:p text:style-name="P9">&lt;<text:span text:style-name="T3">comentar tabela</text:span>&gt;</text:p>
      <text:p text:style-name="P9"/>
      <table:table table:name="Table1" table:style-name="Table1" table:template-name="Academic">
        <table:table-column table:style-name="Table1.A" table:number-columns-repeated="5"/>
        <table:table-row table:style-name="TableLine94658053472944">
          <table:table-cell table:style-name="Table1.A1" office:value-type="string">
            <text:p text:style-name="P16">Estratégia</text:p>
          </table:table-cell>
          <table:table-cell table:style-name="Table1.A1" office:value-type="string">
            <text:p text:style-name="P16">Tempo (segundos)</text:p>
          </table:table-cell>
          <table:table-cell table:style-name="Table1.A1" office:value-type="string">
            <text:p text:style-name="P16">Espaço (<text:span text:style-name="T3">unidade?</text:span>)</text:p>
          </table:table-cell>
          <table:table-cell table:style-name="Table1.A1" office:value-type="string">
            <text:p text:style-name="P16">Indicador/Custo</text:p>
          </table:table-cell>
          <table:table-cell table:style-name="Table1.A1" office:value-type="string">
            <text:p text:style-name="P16">Encontrou a melhor solução?</text:p>
          </table:table-cell>
        </table:table-row>
        <table:table-row table:style-name="TableLine94658053545040">
          <table:table-cell table:style-name="Table1.A2" office:value-type="string">
            <text:p text:style-name="P16">DFS</text:p>
          </table:table-cell>
          <table:table-cell table:style-name="Table1.B2">
            <text:p text:style-name="P15"/>
          </table:table-cell>
          <table:table-cell table:style-name="Table1.B2">
            <text:p text:style-name="P15"/>
          </table:table-cell>
          <table:table-cell table:style-name="Table1.B2">
            <text:p text:style-name="P15"/>
          </table:table-cell>
          <table:table-cell table:style-name="Table1.B2">
            <text:p text:style-name="P15"/>
          </table:table-cell>
        </table:table-row>
        <table:table-row table:style-name="TableLine94658054731600">
          <table:table-cell table:style-name="Table1.A2" office:value-type="string">
            <text:p text:style-name="P16">BFS</text:p>
          </table:table-cell>
          <table:table-cell table:style-name="Table1.B2">
            <text:p text:style-name="P15"/>
          </table:table-cell>
          <table:table-cell table:style-name="Table1.B2">
            <text:p text:style-name="P15"/>
          </table:table-cell>
          <table:table-cell table:style-name="Table1.B2">
            <text:p text:style-name="P15"/>
          </table:table-cell>
          <table:table-cell table:style-name="Table1.B2">
            <text:p text:style-name="P15"/>
          </table:table-cell>
        </table:table-row>
        <table:table-row table:style-name="TableLine94658053574912">
          <table:table-cell table:style-name="Table1.A2" office:value-type="string">
            <text:p text:style-name="P16">BILP</text:p>
          </table:table-cell>
          <table:table-cell table:style-name="Table1.B2">
            <text:p text:style-name="P15"/>
          </table:table-cell>
          <table:table-cell table:style-name="Table1.B2">
            <text:p text:style-name="P15"/>
          </table:table-cell>
          <table:table-cell table:style-name="Table1.B2">
            <text:p text:style-name="P15"/>
          </table:table-cell>
          <table:table-cell table:style-name="Table1.B2">
            <text:p text:style-name="P15"/>
          </table:table-cell>
        </table:table-row>
        <table:table-row table:style-name="TableLine94658053576464">
          <table:table-cell table:style-name="Table1.A2" office:value-type="string">
            <text:p text:style-name="P16">Gulosa</text:p>
          </table:table-cell>
          <table:table-cell table:style-name="Table1.B2">
            <text:p text:style-name="P15"/>
          </table:table-cell>
          <table:table-cell table:style-name="Table1.B2">
            <text:p text:style-name="P15"/>
          </table:table-cell>
          <table:table-cell table:style-name="Table1.B2">
            <text:p text:style-name="P15"/>
          </table:table-cell>
          <table:table-cell table:style-name="Table1.B2">
            <text:p text:style-name="P15"/>
          </table:table-cell>
        </table:table-row>
        <table:table-row table:style-name="TableLine94658053577776">
          <table:table-cell table:style-name="Table1.A6" office:value-type="string">
            <text:p text:style-name="P16">A*</text:p>
          </table:table-cell>
          <table:table-cell table:style-name="Table1.B6">
            <text:p text:style-name="P15"/>
          </table:table-cell>
          <table:table-cell table:style-name="Table1.B6">
            <text:p text:style-name="P15"/>
          </table:table-cell>
          <table:table-cell table:style-name="Table1.B6">
            <text:p text:style-name="P15"/>
          </table:table-cell>
          <table:table-cell table:style-name="Table1.B6">
            <text:p text:style-name="P15"/>
          </table:table-cell>
        </table:table-row>
      </table:table>
      <text:p text:style-name="P9"/>
      <text:p text:style-name="P9"><text:soft-page-break/></text:p>
      <text:list xml:id="list110936808121597" text:continue-numbering="true" text:style-name="Numbering_20_123">
        <text:list-item>
          <text:h text:style-name="P19" text:outline-level="1">Conclusão</text:h>
        </text:list-item>
      </text:list>
      <text:p text:style-name="P3">&lt;<text:span text:style-name="T5">comentar geralmente as estratégias – comparação</text:span>&gt;</text:p>
      <text:p text:style-name="P3">&lt;<text:span text:style-name="T5">conclusão_genérica</text:span>&gt;</text:p>
      <text:p text:style-name="P2">Referências</text:p>
      <text:p text:style-name="P4">&lt;<text:span text:style-name="T5">biblía_russel</text:span>&gt;</text:p>
      <text:p text:style-name="P4">&lt;<text:span text:style-name="T5">online_ref</text:span>&gt;</text:p>
      <text:p text:style-name="P4">&lt;<text:span text:style-name="T5">new RandomIndian();</text:span>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Times New Roman" fo:font-size="12pt" fo:language="pt" fo:country="P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Standard" style:next-style-name="Standard" style:class="text" style:master-page-name="">
      <style:paragraph-properties fo:margin-top="0.3in" fo:margin-bottom="0.1in" style:contextual-spacing="false" style:page-number="auto" fo:keep-with-next="always"/>
      <style:text-properties style:font-name="Times New Roman1" fo:font-family="'Times New Roman'" style:font-style-name="Bold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402in" fo:margin-bottom="0.0799in" style:contextual-spacing="true" fo:line-height="115%" fo:text-align="center" style:justify-single-word="false">
        <style:tab-stops/>
      </style:paragraph-properties>
      <style:text-properties style:font-name="Arial" fo:font-family="Arial" style:font-style-name="Regular" style:font-family-generic="swiss" style:font-pitch="variable" fo:font-size="12pt"/>
    </style:style>
    <style:style style:name="Title" style:family="paragraph" style:parent-style-name="Heading" style:next-style-name="Subtitle" style:class="chapter">
      <style:paragraph-properties fo:margin-top="2in" fo:margin-bottom="0.1in" style:contextual-spacing="false" fo:text-align="center" style:justify-single-word="false"/>
      <style:text-properties style:font-name="Arial1" fo:font-family="Arial" style:font-style-name="Bold" style:font-family-generic="swiss" style:font-pitch="variable" fo:font-size="20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0417in" fo:margin-bottom="0.0835in" style:contextual-spacing="false" fo:text-align="center" style:justify-single-word="false" style:page-number="auto"/>
      <style:text-properties style:font-name="Arial1" fo:font-family="Arial" style:font-style-name="Bold" style:font-family-generic="swiss" style:font-pitch="variable" fo:font-size="12pt" fo:font-weight="bold" style:font-size-asian="18pt" style:font-size-complex="18pt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Standard" style:default-outline-level="1" style:list-style-name="Numbering_20_123" style:class="text" style:master-page-name="">
      <style:paragraph-properties fo:margin-top="0.4in" fo:margin-bottom="0.1in" style:contextual-spacing="false" style:page-number="auto" text:number-lines="false" text:line-number="0">
        <style:tab-stops/>
      </style:paragraph-properties>
      <style:text-properties fo:font-size="11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_20_1" style:next-style-name="Standard" style:default-outline-level="2" style:list-style-name="Numbering_20_123" style:class="text" style:master-page-name="">
      <style:paragraph-properties fo:margin-top="0.139in" fo:margin-bottom="0.0835in" style:contextual-spacing="false" style:page-number="auto" text:number-lines="false" text:line-number="0"/>
      <style:text-properties fo:font-size="12pt" fo:font-weight="bold" officeooo:rsid="0003c5e4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01in" fo:text-indent="-0.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3201in" fo:text-indent="-0.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2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 style:font-name="Liberation Serif" fo:font-family="'Liberation Serif'"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02T11:09:34.924586933</dc:date>
    <meta:editing-duration>PT43M7S</meta:editing-duration>
    <meta:editing-cycles>8</meta:editing-cycles>
    <meta:generator>LibreOffice/7.1.8.1$Linux_X86_64 LibreOffice_project/10$Build-1</meta:generator>
    <meta:document-statistic meta:table-count="1" meta:image-count="0" meta:object-count="0" meta:page-count="3" meta:paragraph-count="61" meta:word-count="488" meta:character-count="3342" meta:non-whitespace-character-count="2929"/>
  </office:meta>
</office:document-meta>
</file>